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99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81d41a"/>
      <style:text-properties fo: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evolution.gnome-43.ab.po:2:</text:p>
          </table:table-cell>
          <table:table-cell office:value-type="float" office:value="1121" calcext:value-type="float">
            <text:p>1121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fuzzy</text:p>
          </table:table-cell>
        </table:table-row>
        <table:table-row table:style-name="ro1">
          <table:table-cell office:value-type="string" calcext:value-type="string">
            <text:p>locations.main.ab.po:2:</text:p>
          </table:table-cell>
          <table:table-cell office:value-type="float" office:value="686" calcext:value-type="float">
            <text:p>686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fuzzy</text:p>
          </table:table-cell>
        </table:table-row>
        <table:table-row table:style-name="ro1">
          <table:table-cell office:value-type="string" calcext:value-type="string">
            <text:p>gnome-control-center.main.ab.po:2:</text:p>
          </table:table-cell>
          <table:table-cell office:value-type="float" office:value="353" calcext:value-type="float">
            <text:p>353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orca.master.ab.po:2:</text:p>
          </table:table-cell>
          <table:table-cell office:value-type="float" office:value="214" calcext:value-type="float">
            <text:p>214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fuzzy</text:p>
          </table:table-cell>
        </table:table-row>
        <table:table-row table:style-name="ro1">
          <table:table-cell office:value-type="string" calcext:value-type="string">
            <text:p>gnome-builder.gnome-builder-43.ab.po:2:</text:p>
          </table:table-cell>
          <table:table-cell office:value-type="float" office:value="201" calcext:value-type="float">
            <text:p>201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fuzzy</text:p>
          </table:table-cell>
        </table:table-row>
        <table:table-row table:style-name="ro1">
          <table:table-cell office:value-type="string" calcext:value-type="string">
            <text:p>gtk.gtk-3-24.ab.po:2:</text:p>
          </table:table-cell>
          <table:table-cell office:value-type="float" office:value="189" calcext:value-type="float">
            <text:p>189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fuzzy</text:p>
          </table:table-cell>
        </table:table-row>
        <table:table-row table:style-name="ro1">
          <table:table-cell office:value-type="string" calcext:value-type="string">
            <text:p>nautilus.gnome-43.ab.po:2:</text:p>
          </table:table-cell>
          <table:table-cell office:value-type="float" office:value="179" calcext:value-type="float">
            <text:p>179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fuzzy</text:p>
          </table:table-cell>
        </table:table-row>
        <table:table-row table:style-name="ro1">
          <table:table-cell office:value-type="string" calcext:value-type="string">
            <text:p>epiphany.gnome-43.ab.po:2:</text:p>
          </table:table-cell>
          <table:table-cell office:value-type="float" office:value="176" calcext:value-type="float">
            <text:p>176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gtk.main.ab.po:2:</text:p>
          </table:table-cell>
          <table:table-cell office:value-type="float" office:value="170" calcext:value-type="float">
            <text:p>170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fuzzy</text:p>
          </table:table-cell>
        </table:table-row>
        <table:table-row table:style-name="ro1">
          <table:table-cell office:value-type="string" calcext:value-type="string">
            <text:p>brasero.master.ab.po:2:</text:p>
          </table:table-cell>
          <table:table-cell office:value-type="float" office:value="153" calcext:value-type="float">
            <text:p>153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grilo-plugins.master.ab.po:2:</text:p>
          </table:table-cell>
          <table:table-cell office:value-type="float" office:value="120" calcext:value-type="float">
            <text:p>120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evince.main.ab.po:2:</text:p>
          </table:table-cell>
          <table:table-cell office:value-type="float" office:value="110" calcext:value-type="float">
            <text:p>110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gtksourceview.master.ab.po:2:</text:p>
          </table:table-cell>
          <table:table-cell office:value-type="float" office:value="110" calcext:value-type="float">
            <text:p>110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fuzzy</text:p>
          </table:table-cell>
        </table:table-row>
        <table:table-row table:style-name="ro1">
          <table:table-cell office:value-type="string" calcext:value-type="string">
            <text:p>gnome-terminal.gnome-43.ab.po:2:</text:p>
          </table:table-cell>
          <table:table-cell office:value-type="float" office:value="108" calcext:value-type="float">
            <text:p>108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fuzzy</text:p>
          </table:table-cell>
        </table:table-row>
        <table:table-row table:style-name="ro1">
          <table:table-cell office:value-type="string" calcext:value-type="string">
            <text:p>gnome-notes.master.ab.po:2:</text:p>
          </table:table-cell>
          <table:table-cell office:value-type="float" office:value="105" calcext:value-type="float">
            <text:p>105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fuzzy</text:p>
          </table:table-cell>
        </table:table-row>
        <table:table-row table:style-name="ro1">
          <table:table-cell office:value-type="string" calcext:value-type="string">
            <text:p>gnome-software.main.ab.po:2:</text:p>
          </table:table-cell>
          <table:table-cell office:value-type="float" office:value="105" calcext:value-type="float">
            <text:p>105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tali.master.ab.po:2:</text:p>
          </table:table-cell>
          <table:table-cell office:value-type="float" office:value="100" calcext:value-type="float">
            <text:p>100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gnome-disk-utility.gnome-43.ab.po:2:</text:p>
          </table:table-cell>
          <table:table-cell office:value-type="float" office:value="98" calcext:value-type="float">
            <text:p>98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aisleriot.master.ab.po:2:</text:p>
          </table:table-cell>
          <table:table-cell office:value-type="float" office:value="96" calcext:value-type="float">
            <text:p>96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eahorse.main.ab.po:2:</text:p>
          </table:table-cell>
          <table:table-cell office:value-type="float" office:value="94" calcext:value-type="float">
            <text:p>94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gtksourceview.gtksourceview-4-8.ab.po:2:</text:p>
          </table:table-cell>
          <table:table-cell office:value-type="float" office:value="92" calcext:value-type="float">
            <text:p>92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fuzzy</text:p>
          </table:table-cell>
        </table:table-row>
        <table:table-row table:style-name="ro1">
          <table:table-cell office:value-type="string" calcext:value-type="string">
            <text:p>gnome-shell.main.ab.po:2:</text:p>
          </table:table-cell>
          <table:table-cell office:value-type="float" office:value="89" calcext:value-type="float">
            <text:p>89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glib.main.ab.po:2:</text:p>
          </table:table-cell>
          <table:table-cell office:value-type="float" office:value="85" calcext:value-type="float">
            <text:p>85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fuzzy</text:p>
          </table:table-cell>
        </table:table-row>
        <table:table-row table:style-name="ro1">
          <table:table-cell office:value-type="string" calcext:value-type="string">
            <text:p>quadrapassel.master.ab.po:2: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fuzzy</text:p>
          </table:table-cell>
        </table:table-row>
        <table:table-row table:style-name="ro1">
          <table:table-cell office:value-type="string" calcext:value-type="string">
            <text:p>totem.master.ab.po:2: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fuzzy</text:p>
          </table:table-cell>
        </table:table-row>
        <table:table-row table:style-name="ro1">
          <table:table-cell office:value-type="string" calcext:value-type="string">
            <text:p>gnome-klotski.master.ab.po:2: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fuzzy</text:p>
          </table:table-cell>
        </table:table-row>
        <table:table-row table:style-name="ro1">
          <table:table-cell office:value-type="string" calcext:value-type="string">
            <text:p>gnome-mines.master.ab.po:2:</text:p>
          </table:table-cell>
          <table:table-cell office:value-type="float" office:value="77" calcext:value-type="float">
            <text:p>77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gnome-chess.master.ab.po:2:</text:p>
          </table:table-cell>
          <table:table-cell office:value-type="float" office:value="76" calcext:value-type="float">
            <text:p>76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ell-foop.master.ab.po:2:</text:p>
          </table:table-cell>
          <table:table-cell office:value-type="float" office:value="71" calcext:value-type="float">
            <text:p>71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gnome-robots.master.ab.po:2:</text:p>
          </table:table-cell>
          <table:table-cell office:value-type="float" office:value="70" calcext:value-type="float">
            <text:p>70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libgdata.main.ab.po:2:</text:p>
          </table:table-cell>
          <table:table-cell office:value-type="float" office:value="70" calcext:value-type="float">
            <text:p>70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gnome-calendar.main.ab.po:2:</text:p>
          </table:table-cell>
          <table:table-cell office:value-type="float" office:value="69" calcext:value-type="float">
            <text:p>69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eog.master.ab.po:2: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-mahjongg.master.ab.po:2: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zzy</text:p>
          </table:table-cell>
        </table:table-row>
        <table:table-row table:style-name="ro1">
          <table:table-cell office:value-type="string" calcext:value-type="string">
            <text:p>gnome-session.main.ab.po:2: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-video-effects.master.ab.po:2: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zzy</text:p>
          </table:table-cell>
        </table:table-row>
        <table:table-row table:style-name="ro1">
          <table:table-cell office:value-type="string" calcext:value-type="string">
            <text:p>gnome-sudoku.gnome-43.ab.po:2: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lp-xsl.master.ab.po:2: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ori.main.ab.po:2: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g-desktop-portal-gnome.main.ab.po:2: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ity.master.ab.po:2: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-calculator.master.ab.po:2: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-photos.master.ab.po:2: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-roller.master.ab.po:2: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-boxes.main.ab.po:2: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g.master.ab.po:2: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-contacts.gnome-43.ab.po:2: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-text-editor.main.ab.po:2: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-nibbles.master.ab.po:2: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-shell-extensions.main.ab.po:2: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-characters.gnome-43.ab.po:2: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zzy</text:p>
          </table:table-cell>
        </table:table-row>
        <table:table-row table:style-name="ro1">
          <table:table-cell office:value-type="string" calcext:value-type="string">
            <text:p>five-or-more.master.ab.po:2: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-weather.gnome-43.ab.po:2: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glib.master.ab.po:2: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-maps.gnome-43.ab.po:2: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-tetravex.master.ab.po:2: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onf-editor.master.ab.po:2: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-scan.master.ab.po:2: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-logs.master.ab.po:2: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-system-monitor.master.ab.po:2: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-in-a-row.master.ab.po:2: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-settings-daemon.master.ab.po:2: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-taquin.master.ab.po:2: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gtop.master.ab.po:2: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zzy</text:p>
          </table:table-cell>
        </table:table-row>
        <table:table-row table:style-name="ro1">
          <table:table-cell office:value-type="string" calcext:value-type="string">
            <text:p>gnome-color-manager.master.ab.po:2: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adwaita.libadwaita-1-2.ab.po:2: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soup.master.ab.po:2: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lo.master.ab.po:2: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ettings-desktop-schemas.master.ab.po:2: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-nettool.master.ab.po:2: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-music.master.ab.po:2: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-tour.master.ab.po:2: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zzy</text:p>
          </table:table-cell>
        </table:table-row>
        <table:table-row table:style-name="ro1">
          <table:table-cell office:value-type="string" calcext:value-type="string">
            <text:p>gspell.master.ab.po:2: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-tweaks.master.ab.po:2: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zzy</text:p>
          </table:table-cell>
        </table:table-row>
        <table:table-row table:style-name="ro1">
          <table:table-cell office:value-type="string" calcext:value-type="string">
            <text:p>libpeas.master.ab.po:2: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htsoff.master.ab.po:2: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ons.gnome-43.ab.po:2: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-dictionary.master.ab.po:2: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-menus.master.ab.po:2: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-online-accounts.gnome-43.ab.po:2: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.master.ab.po:2: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-clocks.master.ab.po:2: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r.master.ab.po:2: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help.main.ab.po:2: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-desktop.master.ab.po:2: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-bluetooth.master.ab.po:2: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gweather.main.ab.po:2: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fs.master.ab.po:2: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zzy</text:p>
          </table:table-cell>
        </table:table-row>
        <table:table-row table:style-name="ro1">
          <table:table-cell office:value-type="string" calcext:value-type="string">
            <text:p>console.gnome-43.ab.po:2: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obab.gnome-43.ab.po:2: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-initial-setup.master.ab.po:2: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-keyring.master.ab.po:2: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ker-miners.master.ab.po:2: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gel.master.ab.po:2: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-remote-desktop.master.ab.po:2: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gnome-games-support.master.ab.po:2: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hi.master.ab.po:2: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m.main.ab.po:2: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-font-viewer.gnome-43.ab.po:2: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ker.master.ab.po:2: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tter.main.ab.po:2: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-spi2-core.main.ab.po:2: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ks.master.ab.po:2: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secret.master.ab.po:2: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lp.master.ab.po:2: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e.vte-0-70.ab.po:2: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-user-share.master.ab.po:2: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em-pl-parser.master.ab.po:2: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k-pixbuf.master.ab.po:2: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shumate.main.ab.po:2: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stream.master.ab.po:2: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glib-networking.glib-2-74.ab.po:2: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D1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7:44:56.939017203</meta:creation-date>
    <dc:date>2022-09-29T18:41:15.404143738</dc:date>
    <meta:editing-duration>PT5M26S</meta:editing-duration>
    <meta:editing-cycles>1</meta:editing-cycles>
    <meta:document-statistic meta:table-count="1" meta:cell-count="268" meta:object-count="0"/>
    <meta:generator>LibreOffice/7.3.6.2$Linux_X86_64 LibreOffice_project/30$Build-2</meta:generator>
  </office:meta>
</office:document-meta>
</file>